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20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eva" fo:font-weight="bold" style:font-weight-asian="bold" style:font-weight-complex="bold"/>
    </style:style>
    <style:style style:name="ce2" style:family="table-cell" style:parent-style-name="Default">
      <style:text-properties style:font-name="Genev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eva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Geneva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style:font-name="Genev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eva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0" table:default-cell-style-name="ce2"/>
        <table:table-row table:style-name="ro1">
          <table:table-cell table:style-name="ce1" office:value-type="string">
            <text:p>TX Path</text:p>
          </table:table-cell>
          <table:table-cell office:value-type="string">
            <text:p>0-30mhz</text:p>
          </table:table-cell>
          <table:table-cell/>
          <table:table-cell office:value-type="string">
            <text:p>50-500mhz</text:p>
          </table:table-cell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RX Path</text:p>
          </table:table-cell>
          <table:table-cell table:style-name="ce1" office:value-type="string">
            <text:p>0-30mhz</text:p>
          </table:table-cell>
          <table:table-cell table:number-columns-repeated="2"/>
          <table:table-cell table:style-name="Default"/>
          <table:table-cell/>
          <table:table-cell office:value-type="string">
            <text:p>50-500mhz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3" office:value-type="string">
            <text:p>dbm</text:p>
          </table:table-cell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</table:table-row>
        <table:table-row table:style-name="ro1">
          <table:table-cell/>
          <table:table-cell office:value-type="string">
            <text:p>Low Gain</text:p>
          </table:table-cell>
          <table:table-cell office:value-type="string">
            <text:p>High Gain</text:p>
          </table:table-cell>
          <table:table-cell office:value-type="string">
            <text:p>Low Gain</text:p>
          </table:table-cell>
          <table:table-cell office:value-type="string">
            <text:p>High Gain</text:p>
          </table:table-cell>
          <table:table-cell table:number-columns-repeated="2"/>
          <table:table-cell office:value-type="string">
            <text:p>Low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 office:value-type="string">
            <text:p>High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 table:style-name="ce6" office:value-type="string">
            <text:p>Low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 table:style-name="ce6" office:value-type="string">
            <text:p>High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INPUT &gt;&gt;&gt;&gt;</text:p>
          </table:table-cell>
          <table:table-cell office:value-type="float" office:value="0">
            <text:p>0</text:p>
          </table:table-cell>
          <table:table-cell table:style-name="ce5" office:value-type="string">
            <text:p>(225mV)</text:p>
          </table:table-cell>
          <table:table-cell/>
          <table:table-cell office:value-type="float" office:value="-121">
            <text:p>-121</text:p>
          </table:table-cell>
          <table:table-cell table:style-name="ce5" office:value-type="string">
            <text:p>(0.1uV)</text:p>
          </table:table-cell>
          <table:table-cell/>
          <table:table-cell office:value-type="float" office:value="-8">
            <text:p>-8</text:p>
          </table:table-cell>
          <table:table-cell table:style-name="ce5" office:value-type="string">
            <text:p>(90mV)</text:p>
          </table:table-cell>
          <table:table-cell/>
          <table:table-cell office:value-type="float" office:value="-120">
            <text:p>-120</text:p>
          </table:table-cell>
          <table:table-cell table:style-name="ce5" office:value-type="string">
            <text:p>(0.1uV)</text:p>
          </table:table-cell>
          <table:table-cell/>
        </table:table-row>
        <table:table-row table:style-name="ro3">
          <table:table-cell office:value-type="string">
            <text:p>9865 iAMP</text:p>
          </table:table-cell>
          <table:table-cell office:value-type="float" office:value="-14">
            <text:p>-14</text:p>
          </table:table-cell>
          <table:table-cell office:value-type="float" office:value="10">
            <text:p>10</text:p>
          </table:table-cell>
          <table:table-cell office:value-type="float" office:value="-14">
            <text:p>-1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witch</text:p>
          </table:table-cell>
          <table:table-cell office:value-type="float" office:value="-0.5">
            <text:p>-0.5</text:p>
          </table:table-cell>
          <table:table-cell table:formula="of:=[.I4]+[.H5]" office:value-type="float" office:value="-0.5">
            <text:p>-0.5</text:p>
          </table:table-cell>
          <table:table-cell table:style-name="ce5"/>
          <table:table-cell office:value-type="float" office:value="-0.5">
            <text:p>-0.5</text:p>
          </table:table-cell>
          <table:table-cell table:formula="of:=[.L4]+[.K5]" office:value-type="float" office:value="-121.5">
            <text:p>-121.5</text:p>
          </table:table-cell>
          <table:table-cell table:style-name="ce5"/>
          <table:table-cell office:value-type="float" office:value="-0.5">
            <text:p>-0.5</text:p>
          </table:table-cell>
          <table:table-cell table:formula="of:=[.O4]+[.N5]" office:value-type="float" office:value="-8.5">
            <text:p>-8.5</text:p>
          </table:table-cell>
          <table:table-cell table:style-name="ce5"/>
          <table:table-cell office:value-type="float" office:value="-0.5">
            <text:p>-0.5</text:p>
          </table:table-cell>
          <table:table-cell table:formula="of:=[.R4]+[.Q5]" office:value-type="float" office:value="-120.5">
            <text:p>-120.5</text:p>
          </table:table-cell>
          <table:table-cell table:style-name="ce5"/>
          <table:table-cell office:value-type="string">
            <text:p>Switch</text:p>
          </table:table-cell>
        </table:table-row>
        <table:table-row table:style-name="ro1">
          <table:table-cell office:value-type="string">
            <text:p>XFMR</text:p>
          </table:table-cell>
          <table:table-cell table:number-columns-repeated="4" office:value-type="float" office:value="-1.2">
            <text:p>-1.2</text:p>
          </table:table-cell>
          <table:table-cell/>
          <table:table-cell office:value-type="string">
            <text:p>PreAmp NF</text:p>
          </table:table-cell>
          <table:table-cell office:value-type="float" office:value="-0.65">
            <text:p>-0.65</text:p>
          </table:table-cell>
          <table:table-cell table:formula="of:=[.I5]+[.H6]" office:value-type="float" office:value="-1.15">
            <text:p>-1.15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L5]+[.K6]" office:value-type="float" office:value="-122.15">
            <text:p>-122.15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O5]+[.N6]" office:value-type="float" office:value="-9.15">
            <text:p>-9.15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R5]+[.Q6]" office:value-type="float" office:value="-121.15">
            <text:p>-121.15</text:p>
          </table:table-cell>
          <table:table-cell table:style-name="ce5"/>
          <table:table-cell office:value-type="string">
            <text:p>PreAmp NF</text:p>
          </table:table-cell>
        </table:table-row>
        <table:table-row table:style-name="ro1">
          <table:table-cell office:value-type="string">
            <text:p>PAD</text:p>
          </table:table-cell>
          <table:table-cell table:number-columns-repeated="4" office:value-type="float" office:value="-17">
            <text:p>-17</text:p>
          </table:table-cell>
          <table:table-cell/>
          <table:table-cell office:value-type="string">
            <text:p>PreAmp</text:p>
          </table:table-cell>
          <table:table-cell office:value-type="float" office:value="21">
            <text:p>21</text:p>
          </table:table-cell>
          <table:table-cell table:formula="of:=[.I6]+[.H7]" office:value-type="float" office:value="19.85">
            <text:p>19.85</text:p>
          </table:table-cell>
          <table:table-cell table:style-name="ce5"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.L6]+[.K7]" office:value-type="float" office:value="-101.15">
            <text:p>-101.15</text:p>
          </table:table-cell>
          <table:table-cell table:style-name="ce5"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.O6]+[.N7]" office:value-type="float" office:value="11.85">
            <text:p>11.85</text:p>
          </table:table-cell>
          <table:table-cell table:style-name="ce5"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.R6]+[.Q7]" office:value-type="float" office:value="-100.15">
            <text:p>-100.15</text:p>
          </table:table-cell>
          <table:table-cell table:style-name="ce5" office:value-type="float" office:value="21">
            <text:p>21</text:p>
          </table:table-cell>
          <table:table-cell office:value-type="string">
            <text:p>PreAmp</text:p>
          </table:table-cell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8">
            <text:p>-0.8</text:p>
          </table:table-cell>
          <table:table-cell/>
          <table:table-cell office:value-type="string">
            <text:p>Switch</text:p>
          </table:table-cell>
          <table:table-cell office:value-type="float" office:value="-0.8">
            <text:p>-0.8</text:p>
          </table:table-cell>
          <table:table-cell table:formula="of:=[.I7]+[.H8]" office:value-type="float" office:value="19.05">
            <text:p>19.0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L7]+[.K8]" office:value-type="float" office:value="-101.95">
            <text:p>-101.9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O7]+[.N8]" office:value-type="float" office:value="11.05">
            <text:p>11.0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R7]+[.Q8]" office:value-type="float" office:value="-100.95">
            <text:p>-100.95</text:p>
          </table:table-cell>
          <table:table-cell table:style-name="ce5"/>
          <table:table-cell office:value-type="string">
            <text:p>Switch</text:p>
          </table:table-cell>
        </table:table-row>
        <table:table-row table:style-name="ro1">
          <table:table-cell office:value-type="string">
            <text:p>Mixer</text:p>
          </table:table-cell>
          <table:table-cell table:number-columns-repeated="2"/>
          <table:table-cell table:number-columns-repeated="2" office:value-type="float" office:value="-5.2">
            <text:p>-5.2</text:p>
          </table:table-cell>
          <table:table-cell/>
          <table:table-cell office:value-type="string">
            <text:p>Mixer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float" office:value="-5.2">
            <text:p>-5.2</text:p>
          </table:table-cell>
          <table:table-cell table:formula="of:=[.O8]+[.N9]" office:value-type="float" office:value="5.85">
            <text:p>5.85</text:p>
          </table:table-cell>
          <table:table-cell table:style-name="ce5"/>
          <table:table-cell office:value-type="float" office:value="-5.2">
            <text:p>-5.2</text:p>
          </table:table-cell>
          <table:table-cell table:formula="of:=[.R8]+[.Q9]" office:value-type="float" office:value="-106.15">
            <text:p>-106.15</text:p>
          </table:table-cell>
          <table:table-cell table:style-name="ce5"/>
          <table:table-cell office:value-type="string">
            <text:p>Mixer</text:p>
          </table:table-cell>
        </table:table-row>
        <table:table-row table:style-name="ro1">
          <table:table-cell office:value-type="string">
            <text:p>Pad</text:p>
          </table:table-cell>
          <table:table-cell table:number-columns-repeated="2"/>
          <table:table-cell table:number-columns-repeated="2" office:value-type="float" office:value="-15">
            <text:p>-15</text:p>
          </table:table-cell>
          <table:table-cell/>
          <table:table-cell office:value-type="string">
            <text:p>Pad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float" office:value="-6">
            <text:p>-6</text:p>
          </table:table-cell>
          <table:table-cell table:formula="of:=[.O9]+[.N10]" office:value-type="float" office:value="-0.150000000000001">
            <text:p>-0.15</text:p>
          </table:table-cell>
          <table:table-cell table:style-name="ce5"/>
          <table:table-cell office:value-type="float" office:value="-6">
            <text:p>-6</text:p>
          </table:table-cell>
          <table:table-cell table:formula="of:=[.R9]+[.Q10]" office:value-type="float" office:value="-112.15">
            <text:p>-112.15</text:p>
          </table:table-cell>
          <table:table-cell table:style-name="ce5"/>
          <table:table-cell office:value-type="string">
            <text:p>Pad</text:p>
          </table:table-cell>
        </table:table-row>
        <table:table-row table:style-name="ro1">
          <table:table-cell office:value-type="string">
            <text:p>AMP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/>
          <table:table-cell office:value-type="string">
            <text:p>IF AMP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float" office:value="21">
            <text:p>21</text:p>
          </table:table-cell>
          <table:table-cell table:formula="of:=[.O10]+[.N11]" office:value-type="float" office:value="20.85">
            <text:p>20.85</text:p>
          </table:table-cell>
          <table:table-cell table:style-name="ce5"/>
          <table:table-cell office:value-type="float" office:value="21">
            <text:p>21</text:p>
          </table:table-cell>
          <table:table-cell table:formula="of:=[.R10]+[.Q11]" office:value-type="float" office:value="-91.15">
            <text:p>-91.15</text:p>
          </table:table-cell>
          <table:table-cell table:style-name="ce5"/>
          <table:table-cell office:value-type="string">
            <text:p>IF AMP</text:p>
          </table:table-cell>
        </table:table-row>
        <table:table-row table:style-name="ro1">
          <table:table-cell office:value-type="string">
            <text:p>HPF</text:p>
          </table:table-cell>
          <table:table-cell table:number-columns-repeated="2"/>
          <table:table-cell table:number-columns-repeated="2" office:value-type="float" office:value="-1">
            <text:p>-1</text:p>
          </table:table-cell>
          <table:table-cell/>
          <table:table-cell office:value-type="string">
            <text:p>Switch</text:p>
          </table:table-cell>
          <table:table-cell office:value-type="float" office:value="-0.8">
            <text:p>-0.8</text:p>
          </table:table-cell>
          <table:table-cell table:formula="of:=[.I8]+[.H12]" office:value-type="float" office:value="18.25">
            <text:p>18.2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L8]+[.K12]" office:value-type="float" office:value="-102.75">
            <text:p>-102.7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O11]+[.N12]" office:value-type="float" office:value="20.05">
            <text:p>20.0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R11]+[.Q12]" office:value-type="float" office:value="-91.95">
            <text:p>-91.95</text:p>
          </table:table-cell>
          <table:table-cell table:style-name="ce5"/>
          <table:table-cell office:value-type="string">
            <text:p>Switch</text:p>
          </table:table-cell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8">
            <text:p>-0.8</text:p>
          </table:table-cell>
          <table:table-cell/>
          <table:table-cell office:value-type="string">
            <text:p>XFMR</text:p>
          </table:table-cell>
          <table:table-cell office:value-type="float" office:value="-0.65">
            <text:p>-0.65</text:p>
          </table:table-cell>
          <table:table-cell table:formula="of:=[.I12]+[.H13]" office:value-type="float" office:value="17.6">
            <text:p>17.6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L12]+[.K13]" office:value-type="float" office:value="-103.4">
            <text:p>-103.4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O12]+[.N13]" office:value-type="float" office:value="19.4">
            <text:p>19.4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R12]+[.Q13]" office:value-type="float" office:value="-92.6">
            <text:p>-92.6</text:p>
          </table:table-cell>
          <table:table-cell table:style-name="ce5"/>
          <table:table-cell office:value-type="string">
            <text:p>XFMR</text:p>
          </table:table-cell>
        </table:table-row>
        <table:table-row table:style-name="ro1">
          <table:table-cell office:value-type="string">
            <text:p>AMP</text:p>
          </table:table-cell>
          <table:table-cell table:number-columns-repeated="4" office:value-type="float" office:value="21">
            <text:p>21</text:p>
          </table:table-cell>
          <table:table-cell/>
          <table:table-cell office:value-type="string">
            <text:p>PGA Gain</text:p>
          </table:table-cell>
          <table:table-cell office:value-type="float" office:value="-10">
            <text:p>-10</text:p>
          </table:table-cell>
          <table:table-cell table:formula="of:=[.I13]+[.H14]" office:value-type="float" office:value="7.6">
            <text:p>7.6</text:p>
          </table:table-cell>
          <table:table-cell table:style-name="ce5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[.L13]+[.K14]" office:value-type="float" office:value="-68.4">
            <text:p>-68.4</text:p>
          </table:table-cell>
          <table:table-cell table:style-name="ce5" office:value-type="float" office:value="-47">
            <text:p>-47</text:p>
          </table:table-cell>
          <table:table-cell office:value-type="float" office:value="-10">
            <text:p>-10</text:p>
          </table:table-cell>
          <table:table-cell table:formula="of:=[.O13]+[.N14]" office:value-type="float" office:value="9.4">
            <text:p>9.4</text:p>
          </table:table-cell>
          <table:table-cell table:style-name="ce5"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[.R13]+[.Q14]" office:value-type="float" office:value="-68.6">
            <text:p>-68.6</text:p>
          </table:table-cell>
          <table:table-cell table:style-name="ce5" office:value-type="float" office:value="-23">
            <text:p>-23</text:p>
          </table:table-cell>
          <table:table-cell office:value-type="string">
            <text:p>PGA Gain</text:p>
          </table:table-cell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5">
            <text:p>-0.5</text:p>
          </table:table-cell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6"/>
          <table:table-cell office:value-type="string">
            <text:p>Processing</text:p>
          </table:table-cell>
          <table:table-cell office:value-type="float" office:value="30">
            <text:p>30</text:p>
          </table:table-cell>
          <table:table-cell table:formula="of:=[.I14]+[.H16]" office:value-type="float" office:value="37.6">
            <text:p>37.6</text:p>
          </table:table-cell>
          <table:table-cell table:style-name="ce5"/>
          <table:table-cell office:value-type="float" office:value="30">
            <text:p>30</text:p>
          </table:table-cell>
          <table:table-cell table:formula="of:=[.L14]+[.K16]" office:value-type="float" office:value="-38.4">
            <text:p>-38.4</text:p>
          </table:table-cell>
          <table:table-cell table:style-name="ce5"/>
          <table:table-cell office:value-type="float" office:value="30">
            <text:p>30</text:p>
          </table:table-cell>
          <table:table-cell table:formula="of:=[.O14]+[.N16]" office:value-type="float" office:value="39.4">
            <text:p>39.4</text:p>
          </table:table-cell>
          <table:table-cell table:style-name="ce5"/>
          <table:table-cell office:value-type="float" office:value="30">
            <text:p>30</text:p>
          </table:table-cell>
          <table:table-cell table:formula="of:=[.R14]+[.Q16]" office:value-type="float" office:value="-38.6">
            <text:p>-38.6</text:p>
          </table:table-cell>
          <table:table-cell table:style-name="ce5"/>
          <table:table-cell office:value-type="string">
            <text:p>Processing</text:p>
          </table:table-cell>
        </table:table-row>
        <table:table-row table:style-name="ro1">
          <table:table-cell table:number-columns-repeated="9"/>
          <table:table-cell table:style-name="ce5"/>
          <table:table-cell table:number-columns-repeated="10"/>
        </table:table-row>
        <table:table-row table:style-name="ro1">
          <table:table-cell table:number-columns-repeated="7"/>
          <table:table-cell table:formula="of:=SUM([.H5:.H17])" office:value-type="float" office:value="37.6">
            <text:p>37.6</text:p>
          </table:table-cell>
          <table:table-cell office:value-type="string">
            <text:p>System Gain</text:p>
          </table:table-cell>
          <table:table-cell table:style-name="ce5"/>
          <table:table-cell table:formula="of:=SUM([.K4:.K17])" office:value-type="float" office:value="82.6">
            <text:p>82.6</text:p>
          </table:table-cell>
          <table:table-cell office:value-type="string">
            <text:p>System Gain</text:p>
          </table:table-cell>
          <table:table-cell/>
          <table:table-cell table:formula="of:=SUM([.N5:.N16])" office:value-type="float" office:value="47.4">
            <text:p>47.4</text:p>
          </table:table-cell>
          <table:table-cell office:value-type="string">
            <text:p>System Gain</text:p>
          </table:table-cell>
          <table:table-cell/>
          <table:table-cell table:formula="of:=SUM([.Q5:.Q16])" office:value-type="float" office:value="81.4">
            <text:p>81.4</text:p>
          </table:table-cell>
          <table:table-cell office:value-type="string">
            <text:p>System Gain</text:p>
          </table:table-cell>
          <table:table-cell table:number-columns-repeated="2"/>
        </table:table-row>
        <table:table-row table:style-name="ro1">
          <table:table-cell/>
          <table:table-cell table:formula="of:=SUM([.B5:.B18])" office:value-type="float" office:value="-13.3">
            <text:p>-13.3</text:p>
          </table:table-cell>
          <table:table-cell table:formula="of:=SUM([.C5:.C18])" office:value-type="float" office:value="10.7">
            <text:p>10.7</text:p>
          </table:table-cell>
          <table:table-cell table:formula="of:=SUM([.D5:.D18])" office:value-type="float" office:value="-13.5">
            <text:p>-13.5</text:p>
          </table:table-cell>
          <table:table-cell table:formula="of:=SUM([.E5:.E18])" office:value-type="float" office:value="10.5">
            <text:p>10.5</text:p>
          </table:table-cell>
          <table:table-cell table:number-columns-repeated="4"/>
          <table:table-cell table:style-name="ce5"/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Default" table:number-columns-repeated="14"/>
        </table:table-row>
        <table:table-row table:style-name="ro1" table:number-rows-repeated="104855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1" table:number-columns-repeated="4" table:default-cell-style-name="ce3"/>
        <table:table-column table:style-name="co1" table:number-columns-repeated="7" table:default-cell-style-name="ce2"/>
        <table:table-row table:style-name="ro1">
          <table:table-cell/>
          <table:table-cell office:value-type="string">
            <text:p>AVDD </text:p>
          </table:table-cell>
          <table:table-cell office:value-type="string">
            <text:p>DVDD</text:p>
          </table:table-cell>
          <table:table-cell office:value-type="string">
            <text:p>+5V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9865">
            <text:p>9865</text:p>
          </table:table-cell>
          <table:table-cell office:value-type="float" office:value="342">
            <text:p>342</text:p>
          </table:table-cell>
          <table:table-cell office:value-type="float" office:value="133">
            <text:p>133</text:p>
          </table:table-cell>
          <table:table-cell table:number-columns-repeated="8"/>
        </table:table-row>
        <table:table-row table:style-name="ro1">
          <table:table-cell office:value-type="float" office:value="4351">
            <text:p>4351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SA4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PSA4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PSA4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PSA4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7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>
            <text:p>Totals</text:p>
          </table:table-cell>
          <table:table-cell table:formula="of:=SUM([.B3:.B16])" office:value-type="float" office:value="492">
            <text:p>492</text:p>
          </table:table-cell>
          <table:table-cell table:formula="of:=SUM([.C3:.C17])" office:value-type="float" office:value="163">
            <text:p>163</text:p>
          </table:table-cell>
          <table:table-cell table:number-columns-repeated="8"/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king</meta:initial-creator>
    <meta:creation-date>2013-12-08T10:22:25</meta:creation-date>
    <dc:date>2013-12-10T08:07:21</dc:date>
    <dc:creator>tom king</dc:creator>
    <meta:editing-duration>P1DT19H59M25S</meta:editing-duration>
    <meta:editing-cycles>8</meta:editing-cycles>
    <meta:generator>LibreOffice/4.0.3.3$MacOSX_x86 LibreOffice_project/0eaa50a932c8f2199a615e1eb30f7ac74279539</meta:generator>
    <meta:document-statistic meta:table-count="2" meta:cell-count="225" meta:object-count="0"/>
  </office:meta>
</office:document-meta>
</file>